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ppleSDGothicNeoR00" svg:font-family="AppleSDGothicNeoR00" style:font-pitch="variable"/>
    <style:font-face style:name="AppleSDGothicNeoSB00" svg:font-family="AppleSDGothicNeoSB00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84cm"/>
    </style:style>
    <style:style style:name="co3" style:family="table-column">
      <style:table-column-properties fo:break-before="auto" style:column-width="10.672cm"/>
    </style:style>
    <style:style style:name="co4" style:family="table-column">
      <style:table-column-properties fo:break-before="auto" style:column-width="22.102cm"/>
    </style:style>
    <style:style style:name="co5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AppleSDGothicNeoSB00" style:font-name-asian="AppleSDGothicNeoSB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ppleSDGothicNeoSB00" style:font-name-asian="AppleSDGothicNeoSB00"/>
    </style:style>
    <style:style style:name="ce9" style:family="table-cell" style:parent-style-name="Default">
      <style:text-properties style:font-name="AppleSDGothicNeoSB00" style:font-name-asian="AppleSDGothicNeoSB00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ppleSDGothicNeoSB00" style:font-name-asian="AppleSDGothicNeoSB00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ppleSDGothicNeoSB00" fo:font-style="normal" style:font-name-asian="AppleSDGothicNeoSB00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ppleSDGothicNeoSB00" fo:font-style="normal" style:font-name-asian="AppleSDGothicNeoSB00" style:font-style-asian="normal" style:font-style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 CJK KR" fo:font-style="normal" style:font-name-asian="Noto Sans CJK KR1" style:font-style-asian="normal" style:font-style-complex="normal"/>
    </style:style>
    <style:style style:name="ce11" style:family="table-cell" style:parent-style-name="Default">
      <style:table-cell-properties fo:border-bottom="0.06pt solid #000000" fo:background-color="#ffffd7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  <style:text-properties style:font-name="AppleSDGothicNeoSB00" style:font-name-asian="AppleSDGothicNeoSB00"/>
    </style:style>
    <style:style style:name="ce24" style:family="table-cell" style:parent-style-name="Default">
      <style:text-properties style:font-name="AppleSDGothicNeoR00" style:font-name-asian="AppleSDGothicNeoR00"/>
    </style:style>
    <style:style style:name="T1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ce9"/>
        <table:table-column table:style-name="co2" table:default-cell-style-name="ce9"/>
        <table:table-column table:style-name="co1" table:number-columns-repeated="3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52" table:default-cell-style-name="ce9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<text:s/>번호</text:p>
          </table:table-cell>
          <table:covered-table-cell table:style-name="ce8"/>
          <table:table-cell table:style-name="ce1" office:value-type="string" calcext:value-type="string" table:number-columns-spanned="2" table:number-rows-spanned="2">
            <text:p>페이지</text:p>
          </table:table-cell>
          <table:covered-table-cell table:style-name="ce8"/>
          <table:table-cell table:style-name="ce1" office:value-type="string" calcext:value-type="string" table:number-columns-spanned="2" table:number-rows-spanned="2">
            <text:p>기능명</text:p>
          </table:table-cell>
          <table:covered-table-cell table:style-name="ce8"/>
          <table:table-cell table:style-name="ce11" office:value-type="string" calcext:value-type="string" table:number-columns-spanned="1" table:number-rows-spanned="2">
            <text:p>상세 기능</text:p>
          </table:table-cell>
          <table:table-cell table:style-name="Default" table:number-columns-repeated="40"/>
          <table:table-cell table:number-columns-repeated="17"/>
        </table:table-row>
        <table:table-row table:style-name="ro1">
          <table:covered-table-cell table:style-name="ce2"/>
          <table:covered-table-cell table:number-columns-repeated="5" table:style-name="ce10"/>
          <table:covered-table-cell table:style-name="ce12"/>
          <table:table-cell table:style-name="Default" table:number-columns-repeated="40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01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/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메인 페이지 → 탭 → 로그인</text:p>
          </table:table-cell>
          <table:covered-table-cell table:style-name="ce5"/>
          <table:table-cell table:style-name="ce5" office:value-type="string" calcext:value-type="string">
            <text:p>로그인 페이지로 이동한다.</text:p>
          </table:table-cell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02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/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메인 페이지 → 탭 → 회원가입</text:p>
          </table:table-cell>
          <table:covered-table-cell table:style-name="ce5"/>
          <table:table-cell table:style-name="ce5" office:value-type="string" calcext:value-type="string">
            <text:p>회원 가입 페이지로 이동한다.</text:p>
          </table:table-cell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03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/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메인 페이지 → 검색</text:p>
          </table:table-cell>
          <table:covered-table-cell table:style-name="ce5"/>
          <table:table-cell table:style-name="ce5" office:value-type="string" calcext:value-type="string">
            <text:p>게시글을 검색한다.</text:p>
          </table:table-cell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04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/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메인 페이지 → 최신 게시글</text:p>
          </table:table-cell>
          <table:covered-table-cell table:style-name="ce5"/>
          <table:table-cell table:style-name="ce5" office:value-type="string" calcext:value-type="string">
            <text:p>최신 게시글을 나열한다.</text:p>
          </table:table-cell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05</text:p>
          </table:table-cell>
          <table:covered-table-cell table:style-name="ce5"/>
          <table:table-cell table:style-name="ce17" office:value-type="string" calcext:value-type="string" table:number-columns-spanned="2" table:number-rows-spanned="1">
            <text:p>/auth/login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로그인</text:p>
          </table:table-cell>
          <table:covered-table-cell table:style-name="ce5"/>
          <table:table-cell table:style-name="ce5" office:value-type="string" calcext:value-type="string">
            <text:p>ID와 Password를 입력한 후 로그인을 한다. 이후 메인 페이지로 이동.</text:p>
          </table:table-cell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06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<text:span text:style-name="T1">/auth</text:span>/join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회원 가입</text:p>
          </table:table-cell>
          <table:covered-table-cell table:style-name="ce5"/>
          <table:table-cell table:style-name="ce5" office:value-type="string" calcext:value-type="string">
            <text:p>회원 가입에 필요한 정보를 입력한다.</text:p>
          </table:table-cell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07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/api/auth/checkID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아이디 체크</text:p>
          </table:table-cell>
          <table:covered-table-cell table:style-name="ce5"/>
          <table:table-cell table:style-name="ce5" office:value-type="string" calcext:value-type="string">
            <text:p>중복 아이디가 존재하는지 체크</text:p>
          </table:table-cell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08</text:p>
          </table:table-cell>
          <table:covered-table-cell table:style-name="ce5"/>
          <table:table-cell table:style-name="ce20" office:value-type="string" calcext:value-type="string" table:number-columns-spanned="2" table:number-rows-spanned="1">
            <text:p>/auth/logout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로그아웃</text:p>
          </table:table-cell>
          <table:covered-table-cell table:style-name="ce5"/>
          <table:table-cell table:style-name="ce5" office:value-type="string" calcext:value-type="string">
            <text:p>아이디 로그아웃</text:p>
          </table:table-cell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09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/auth/delete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회원 탈퇴</text:p>
          </table:table-cell>
          <table:covered-table-cell table:style-name="ce5"/>
          <table:table-cell table:style-name="ce5" office:value-type="string" calcext:value-type="string">
            <text:p>회원 탈퇴 기능</text:p>
          </table:table-cell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10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/auth/modify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회원 수정</text:p>
          </table:table-cell>
          <table:covered-table-cell table:style-name="ce5"/>
          <table:table-cell table:style-name="ce5" office:value-type="string" calcext:value-type="string">
            <text:p>회원 정보 수정</text:p>
          </table:table-cell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11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/auth/myPage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마이 페이지</text:p>
          </table:table-cell>
          <table:covered-table-cell table:style-name="ce5"/>
          <table:table-cell table:style-name="ce5" office:value-type="string" calcext:value-type="string">
            <text:p>회원 개인 정보를 볼 수 있다.</text:p>
          </table:table-cell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12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/map/list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맵 페이지</text:p>
          </table:table-cell>
          <table:covered-table-cell table:style-name="ce5"/>
          <table:table-cell table:style-name="ce5" office:value-type="string" calcext:value-type="string">
            <text:p>데이터베이스에 저장된 맵 데이터를 불러온다.</text:p>
          </table:table-cell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13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/map/list?mapId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맵 세부페이지</text:p>
          </table:table-cell>
          <table:covered-table-cell table:style-name="ce5"/>
          <table:table-cell table:style-name="ce5" office:value-type="string" calcext:value-type="string">
            <text:p>데이터베이스에 저장된 맵 id값을 불러와 상세페이지로 보여준다.</text:p>
          </table:table-cell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14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/map/hot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인기 운동장소 리스트 </text:p>
          </table:table-cell>
          <table:covered-table-cell table:style-name="ce5"/>
          <table:table-cell table:style-name="ce5" office:value-type="string" calcext:value-type="string">
            <text:p>Like + viewCnt - disLike로 인기 운동장소를 조회합니다.</text:p>
          </table:table-cell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15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/board/write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게시글 쓰기</text:p>
          </table:table-cell>
          <table:covered-table-cell table:style-name="ce5"/>
          <table:table-cell table:style-name="ce5" office:value-type="string" calcext:value-type="string">
            <text:p>사용자는 2가지 타입으로 게시글을 쓸 수 있다. 1. 함께해요 2. 도와주세요</text:p>
          </table:table-cell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16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/board/modify?boardId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게시글 수정</text:p>
          </table:table-cell>
          <table:covered-table-cell table:style-name="ce5"/>
          <table:table-cell table:style-name="ce5" office:value-type="string" calcext:value-type="string">
            <text:p>게시글을 수정할 수 있다.</text:p>
          </table:table-cell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17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/board/delete?boardId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게시글 삭제</text:p>
          </table:table-cell>
          <table:covered-table-cell table:style-name="ce5"/>
          <table:table-cell table:style-name="ce5" office:value-type="string" calcext:value-type="string">
            <text:p>게시글을 수정할 수 있다.</text:p>
          </table:table-cell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18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/board/list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게시글 리스트 불러오기</text:p>
          </table:table-cell>
          <table:covered-table-cell table:style-name="ce5"/>
          <table:table-cell table:style-name="ce5" office:value-type="string" calcext:value-type="string">
            <text:p>맵 메인 페이지에 게시글 리스트를 2가지 타입으로 불러온다.</text:p>
          </table:table-cell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19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/board/detail?boardId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게시글 상세페이지</text:p>
          </table:table-cell>
          <table:covered-table-cell table:style-name="ce5"/>
          <table:table-cell table:style-name="ce5" office:value-type="string" calcext:value-type="string">
            <text:p>게시글을 상세페이지로 불러온다.</text:p>
          </table:table-cell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20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/board/list?userId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사용자 게시글 리스트</text:p>
          </table:table-cell>
          <table:covered-table-cell table:style-name="ce5"/>
          <table:table-cell table:style-name="ce5" office:value-type="string" calcext:value-type="string">
            <text:p>사용자 아이디 값을 매개로 게시글 리스트를 불러온다.</text:p>
          </table:table-cell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21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/board/hot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게시글 순위</text:p>
          </table:table-cell>
          <table:covered-table-cell table:style-name="ce5"/>
          <table:table-cell table:style-name="ce5" office:value-type="string" calcext:value-type="string">
            <text:p>ViewCnt + comment로 인기 게시글 리스트를 불러옵니다.</text:p>
          </table:table-cell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22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/inbox/write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채팅 쓰기</text:p>
          </table:table-cell>
          <table:covered-table-cell table:style-name="ce5"/>
          <table:table-cell table:style-name="ce5" office:value-type="string" calcext:value-type="string">
            <text:p>사용자에게 메시지를 보냅니다.</text:p>
          </table:table-cell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23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/inbox/delete?inboxId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채팅 지우기</text:p>
          </table:table-cell>
          <table:covered-table-cell table:style-name="ce5"/>
          <table:table-cell table:style-name="ce5" office:value-type="string" calcext:value-type="string">
            <text:p>inboxId를 매개로 해당 채팅을 지웁니다.</text:p>
          </table:table-cell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24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/inbox/list?type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채팅 리스트</text:p>
          </table:table-cell>
          <table:covered-table-cell table:style-name="ce5"/>
          <table:table-cell table:style-name="ce5" office:value-type="string" calcext:value-type="string">
            <text:p>type=receive / send를 매개로 보낸 메시지, 받은 메시지 리스트를 확인합니다.</text:p>
          </table:table-cell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25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/inbox/list?userId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전체 채팅 리스트</text:p>
          </table:table-cell>
          <table:covered-table-cell table:style-name="ce5"/>
          <table:table-cell table:style-name="ce5" office:value-type="string" calcext:value-type="string">
            <text:p>userId를 매개로 전체 채팅리스트를 확인합니다.</text:p>
          </table:table-cell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26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/comment/write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댓글 작성</text:p>
          </table:table-cell>
          <table:covered-table-cell table:style-name="ce5"/>
          <table:table-cell table:style-name="ce5" office:value-type="string" calcext:value-type="string">
            <text:p>게시판에 댓글을 작성할 수 있습니다.</text:p>
          </table:table-cell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27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/comment/delete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댓글 삭제</text:p>
          </table:table-cell>
          <table:covered-table-cell table:style-name="ce5"/>
          <table:table-cell table:style-name="ce5" office:value-type="string" calcext:value-type="string">
            <text:p>게시판의 댓글을 삭제할 수 있습니다.</text:p>
          </table:table-cell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28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/comment/modify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댓글 수정</text:p>
          </table:table-cell>
          <table:covered-table-cell table:style-name="ce5"/>
          <table:table-cell table:style-name="ce5" office:value-type="string" calcext:value-type="string">
            <text:p>게시판의 댓글을 수정할 수 있습니다.</text:p>
          </table:table-cell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29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/comment/list?boardId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댓글 리스트</text:p>
          </table:table-cell>
          <table:covered-table-cell table:style-name="ce5"/>
          <table:table-cell table:style-name="ce5" office:value-type="string" calcext:value-type="string">
            <text:p>게시판의 id를 매개로 댓글 리스트들을 불러옵니다.</text:p>
          </table:table-cell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30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/rentals/rental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공간 대여</text:p>
          </table:table-cell>
          <table:covered-table-cell table:style-name="ce5"/>
          <table:table-cell table:style-name="ce5" office:value-type="string" calcext:value-type="string">
            <text:p>공간을 대여합니다.</text:p>
          </table:table-cell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31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/rentals/cancel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대여 취소</text:p>
          </table:table-cell>
          <table:covered-table-cell table:style-name="ce5"/>
          <table:table-cell table:style-name="ce5" office:value-type="string" calcext:value-type="string">
            <text:p>대여를 취소합니다.</text:p>
          </table:table-cell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32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/rentals/list?userId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대여 리스트</text:p>
          </table:table-cell>
          <table:covered-table-cell table:style-name="ce5"/>
          <table:table-cell table:style-name="ce5" office:value-type="string" calcext:value-type="string">
            <text:p>userID를 매개로 대여 리스트를 확인합니다.</text:p>
          </table:table-cell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33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/rentals/list?rentalId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대여 상세페이지</text:p>
          </table:table-cell>
          <table:covered-table-cell table:style-name="ce5"/>
          <table:table-cell table:style-name="ce5" office:value-type="string" calcext:value-type="string">
            <text:p>rentalId를 매개로 대여 상세 정보를 확인합니다.</text:p>
          </table:table-cell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34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/rentals/list/hot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대여 인기순위</text:p>
          </table:table-cell>
          <table:covered-table-cell table:style-name="ce5"/>
          <table:table-cell table:style-name="ce5" office:value-type="string" calcext:value-type="string">
            <text:p>RentalCnt <text:s/>+ like – dislike 로 대여 리스트를 불러옵니다.</text:p>
          </table:table-cell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35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/groups/write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모임 개설</text:p>
          </table:table-cell>
          <table:covered-table-cell table:style-name="ce5"/>
          <table:table-cell table:style-name="ce5" office:value-type="string" calcext:value-type="string">
            <text:p>모임 개설 페이지로 이동합니다.</text:p>
          </table:table-cell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36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/groups/list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모임 리스트</text:p>
          </table:table-cell>
          <table:covered-table-cell table:style-name="ce5"/>
          <table:table-cell table:style-name="ce5" office:value-type="string" calcext:value-type="string">
            <text:p>전체 모임 리스트를 불러옵니다.</text:p>
          </table:table-cell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37</text:p>
          </table:table-cell>
          <table:covered-table-cell table:style-name="ce5"/>
          <table:table-cell table:style-name="ce14" office:value-type="string" calcext:value-type="string" table:number-columns-spanned="2" table:number-rows-spanned="1">
            <text:p>/groups/list?nickName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사용자가 속한 모임 리스트</text:p>
          </table:table-cell>
          <table:covered-table-cell table:style-name="ce5"/>
          <table:table-cell table:style-name="ce5" office:value-type="string" calcext:value-type="string">
            <text:p>사용자가 속한 모임리스트를 불러옵니다.</text:p>
          </table:table-cell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38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/groups/hot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<text:s/>모임 인기 순위</text:p>
          </table:table-cell>
          <table:covered-table-cell table:style-name="ce5"/>
          <table:table-cell table:style-name="ce5" office:value-type="string" calcext:value-type="string">
            <text:p>Like + viewCnt로 모임 리스트를 불러옵니다.</text:p>
          </table:table-cell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39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/groups/group?groupid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모임 상세페이지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특정 모임 페이지로 이동합니다.</text:p>
          </table:table-cell>
          <table:covered-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40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/groups/group/board/write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모임 글 쓰기</text:p>
          </table:table-cell>
          <table:covered-table-cell table:style-name="ce5"/>
          <table:table-cell table:style-name="ce5" office:value-type="string" calcext:value-type="string">
            <text:p>특정 모임 페이지에서 게시글을 작성합니다.</text:p>
          </table:table-cell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41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/groups/group/board?groupBoardId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모임 글 조회하기</text:p>
          </table:table-cell>
          <table:covered-table-cell table:style-name="ce5"/>
          <table:table-cell table:style-name="ce5" office:value-type="string" calcext:value-type="string">
            <text:p>모임 페이지에서 게시글을 조회합니다.</text:p>
          </table:table-cell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42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/groups/group/board/comment/write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모임 글 댓글 작성</text:p>
          </table:table-cell>
          <table:covered-table-cell table:style-name="ce5"/>
          <table:table-cell table:style-name="ce5" office:value-type="string" calcext:value-type="string">
            <text:p>모임 글에 댓글을 작성합니다.</text:p>
          </table:table-cell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43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/groups/group/board/comment/delete?groupCommentId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모임 글 댓글 삭제</text:p>
          </table:table-cell>
          <table:covered-table-cell table:style-name="ce5"/>
          <table:table-cell table:style-name="ce5" office:value-type="string" calcext:value-type="string">
            <text:p>모임 글에 댓글을 삭제합니다.</text:p>
          </table:table-cell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44</text:p>
          </table:table-cell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45</text:p>
          </table:table-cell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46</text:p>
          </table:table-cell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47</text:p>
          </table:table-cell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48</text:p>
          </table:table-cell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49</text:p>
          </table:table-cell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50</text:p>
          </table:table-cell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51</text:p>
          </table:table-cell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52</text:p>
          </table:table-cell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53</text:p>
          </table:table-cell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54</text:p>
          </table:table-cell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55</text:p>
          </table:table-cell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56</text:p>
          </table:table-cell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57</text:p>
          </table:table-cell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58</text:p>
          </table:table-cell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59</text:p>
          </table:table-cell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60</text:p>
          </table:table-cell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61</text:p>
          </table:table-cell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62</text:p>
          </table:table-cell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2">
          <table:table-cell table:style-name="ce5" office:value-type="string" calcext:value-type="string" table:number-columns-spanned="2" table:number-rows-spanned="1">
            <text:p>RQ – 0063</text:p>
          </table:table-cell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/>
          <table:table-cell table:style-name="ce24"/>
          <table:table-cell table:style-name="Default" table:number-columns-repeated="39"/>
          <table:table-cell table:number-columns-repeated="17"/>
        </table:table-row>
        <table:table-row table:style-name="ro1">
          <table:table-cell table:style-name="Default" table:number-columns-repeated="4"/>
          <table:table-cell table:style-name="Default" table:number-columns-spanned="2" table:number-rows-spanned="1"/>
          <table:covered-table-cell table:style-name="Default"/>
          <table:table-cell table:style-name="Default" table:number-columns-repeated="41"/>
          <table:table-cell table:number-columns-repeated="17"/>
        </table:table-row>
        <table:table-row table:style-name="ro1">
          <table:table-cell table:style-name="Default" table:number-columns-repeated="4"/>
          <table:table-cell table:style-name="Default" table:number-columns-spanned="2" table:number-rows-spanned="1"/>
          <table:covered-table-cell table:style-name="Default"/>
          <table:table-cell table:style-name="Default" table:number-columns-repeated="41"/>
          <table:table-cell table:number-columns-repeated="17"/>
        </table:table-row>
        <table:table-row table:style-name="ro1">
          <table:table-cell table:style-name="Default" table:number-columns-repeated="4"/>
          <table:table-cell table:style-name="Default" table:number-columns-spanned="2" table:number-rows-spanned="1"/>
          <table:covered-table-cell table:style-name="Default"/>
          <table:table-cell table:style-name="Default" table:number-columns-repeated="41"/>
          <table:table-cell table:number-columns-repeated="17"/>
        </table:table-row>
        <table:table-row table:style-name="ro1">
          <table:table-cell table:style-name="Default" table:number-columns-repeated="4"/>
          <table:table-cell table:style-name="Default" table:number-columns-spanned="2" table:number-rows-spanned="1"/>
          <table:covered-table-cell table:style-name="Default"/>
          <table:table-cell table:style-name="Default" table:number-columns-repeated="41"/>
          <table:table-cell table:number-columns-repeated="17"/>
        </table:table-row>
        <table:table-row table:style-name="ro1">
          <table:table-cell table:style-name="Default" table:number-columns-repeated="4"/>
          <table:table-cell table:style-name="Default" table:number-columns-spanned="2" table:number-rows-spanned="1"/>
          <table:covered-table-cell table:style-name="Default"/>
          <table:table-cell table:style-name="Default" table:number-columns-repeated="41"/>
          <table:table-cell table:number-columns-repeated="17"/>
        </table:table-row>
        <table:table-row table:style-name="ro1">
          <table:table-cell table:style-name="Default" table:number-columns-repeated="4"/>
          <table:table-cell table:style-name="Default" table:number-columns-spanned="2" table:number-rows-spanned="1"/>
          <table:covered-table-cell table:style-name="Default"/>
          <table:table-cell table:style-name="Default" table:number-columns-repeated="41"/>
          <table:table-cell table:number-columns-repeated="17"/>
        </table:table-row>
        <table:table-row table:style-name="ro1">
          <table:table-cell table:style-name="Default" table:number-columns-repeated="4"/>
          <table:table-cell table:style-name="Default" table:number-columns-spanned="2" table:number-rows-spanned="1"/>
          <table:covered-table-cell table:style-name="Default"/>
          <table:table-cell table:style-name="Default" table:number-columns-repeated="41"/>
          <table:table-cell table:number-columns-repeated="17"/>
        </table:table-row>
        <table:table-row table:style-name="ro1">
          <table:table-cell table:style-name="Default" table:number-columns-repeated="4"/>
          <table:table-cell table:style-name="Default" table:number-columns-spanned="2" table:number-rows-spanned="1"/>
          <table:covered-table-cell table:style-name="Default"/>
          <table:table-cell table:style-name="Default" table:number-columns-repeated="41"/>
          <table:table-cell table:number-columns-repeated="17"/>
        </table:table-row>
        <table:table-row table:style-name="ro1">
          <table:table-cell table:style-name="Default" table:number-columns-repeated="4"/>
          <table:table-cell table:style-name="Default" table:number-columns-spanned="2" table:number-rows-spanned="1"/>
          <table:covered-table-cell table:style-name="Default"/>
          <table:table-cell table:style-name="Default" table:number-columns-repeated="41"/>
          <table:table-cell table:number-columns-repeated="17"/>
        </table:table-row>
        <table:table-row table:style-name="ro1">
          <table:table-cell table:style-name="Default" table:number-columns-repeated="4"/>
          <table:table-cell table:style-name="Default" table:number-columns-spanned="2" table:number-rows-spanned="1"/>
          <table:covered-table-cell table:style-name="Default"/>
          <table:table-cell table:style-name="Default" table:number-columns-repeated="41"/>
          <table:table-cell table:number-columns-repeated="17"/>
        </table:table-row>
        <table:table-row table:style-name="ro1">
          <table:table-cell table:style-name="Default" table:number-columns-repeated="4"/>
          <table:table-cell table:style-name="Default" table:number-columns-spanned="2" table:number-rows-spanned="1"/>
          <table:covered-table-cell table:style-name="Default"/>
          <table:table-cell table:style-name="Default" table:number-columns-repeated="41"/>
          <table:table-cell table:number-columns-repeated="17"/>
        </table:table-row>
        <table:table-row table:style-name="ro1">
          <table:table-cell table:style-name="Default" table:number-columns-repeated="4"/>
          <table:table-cell table:style-name="Default" table:number-columns-spanned="2" table:number-rows-spanned="1"/>
          <table:covered-table-cell table:style-name="Default"/>
          <table:table-cell table:style-name="Default" table:number-columns-repeated="41"/>
          <table:table-cell table:number-columns-repeated="17"/>
        </table:table-row>
        <table:table-row table:style-name="ro1">
          <table:table-cell table:style-name="Default" table:number-columns-repeated="4"/>
          <table:table-cell table:style-name="Default" table:number-columns-spanned="2" table:number-rows-spanned="1"/>
          <table:covered-table-cell table:style-name="Default"/>
          <table:table-cell table:style-name="Default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Default" table:number-columns-spanned="2" table:number-rows-spanned="1"/>
          <table:covered-table-cell table:style-name="Default"/>
          <table:table-cell table:style-name="Default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Default" table:number-columns-spanned="2" table:number-rows-spanned="1"/>
          <table:covered-table-cell table:style-name="Default"/>
          <table:table-cell table:style-name="Default"/>
          <table:table-cell table:number-columns-repeated="57"/>
        </table:table-row>
        <table:table-row table:style-name="ro1" table:number-rows-repeated="104849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DB__1" table:target-range-address="시트1.E26:시트1.E31" table:contains-header="false" table:orientation="column"/>
        <table:database-range table:name="__Anonymous_DB__2" table:target-range-address="시트1.E26:시트1.E35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ppleSDGothicNeoR00" svg:font-family="AppleSDGothicNeoR00" style:font-pitch="variable"/>
    <style:font-face style:name="AppleSDGothicNeoSB00" svg:font-family="AppleSDGothicNeoSB00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00/00/00</text:date>, <text:time style:data-style-name="N2" text:time-value="14:14:43.133199044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4T17:48:53.319001552</meta:creation-date>
    <dc:date>2020-12-15T16:10:17.804017774</dc:date>
    <meta:editing-duration>P1DT4H2M45S</meta:editing-duration>
    <meta:editing-cycles>105</meta:editing-cycles>
    <meta:generator>LibreOffice/6.4.6.2$Linux_X86_64 LibreOffice_project/40$Build-2</meta:generator>
    <meta:document-statistic meta:table-count="1" meta:cell-count="196" meta:object-count="0"/>
  </office:meta>
</office:document-meta>
</file>